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qr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Basic Block fabs2 bb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   if (x &lt; 0){</text:p>
            <text:p/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2 bb1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bb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      return -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1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      return -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1::1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      return -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2 bb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bb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      return 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2 bb4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bb4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}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office:string-value="sqrtfcn(valor);&#10;" calcext:value-type="string">
            <text:p>sqrtfcn(valor);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office:value-type="string" calcext:value-type="string">
            <text:p>bb0::2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}</text:p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sqrtfcn bb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float val = (float)valor;</text:p>
            <text:p/>
          </table:table-cell>
          <table:table-cell table:style-name="ce1"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 if (val == 0 ){</text:p>
            <text:p/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>
            <text:p>bb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   }</text:p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bb2::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   }</text:p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qrtfcn bb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float x = val/10;</text:p>
            <text:p/>
          </table:table-cell>
          <table:table-cell table:style-name="ce1"/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    for (i=1;i&lt;20;i++){</text:p>
            <text:p/>
          </table:table-cell>
          <table:table-cell table:style-name="ce1"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bb3::2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    for (i=1;i&lt;20;i++){</text:p>
            <text:p/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bb3::2: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    for (i=1;i&lt;20;i++){</text:p>
            <text:p/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5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 calcext:value-type="string">
            <text:p>bb5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      for (i=1;i&lt;20;i++){</text:p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qrtfcn bb7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b7::1::sqrtfcn::bb25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b7::1::sqrtfcn::bb25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b7::1::sqrtfcn::bb25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sqrtfcn bb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  x = x + dx;</text:p>
            <text:p/>
          </table:table-cell>
          <table:table-cell table:style-name="ce1" table:number-columns-repeated="2"/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bb9::12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b9::1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b9::15::sqrtfcn::bb24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b9::15::sqrtfcn::bb24:::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1">
          <table:table-cell table:style-name="Default" office:value-type="string" calcext:value-type="string">
            <text:p>Basic Block sqrtfcn bb2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3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  }</text:p>
            <text:p/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4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}</text:p>
            <text:p/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24::1:::1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}</text:p>
            <text:p/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5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    }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qrtfcn bb26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4" office:value-type="string" calcext:value-type="string">
            <text:p>bb26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/>
          <table:table-cell office:value-type="string" calcext:value-type="string">
            <text:p>2 iteração do BB 3</text:p>
          </table:table-cell>
        </table:table-row>
        <table:table-row table:style-name="ro2">
          <table:table-cell table:style-name="ce4" office:value-type="string" calcext:value-type="string">
            <text:p>bb26::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bb26::2:::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bb26::2:::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bb26::2:::3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9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return (x);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0-31T19:36:36.868000000</dc:date>
    <meta:editing-duration>PT14M59S</meta:editing-duration>
    <meta:editing-cycles>4</meta:editing-cycles>
    <meta:document-statistic meta:table-count="1" meta:cell-count="183" meta:object-count="0"/>
  </office:meta>
</office:document-meta>
</file>